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text-properties officeooo:rsid="0093093c" officeooo:paragraph-rsid="0093093c"/>
    </style:style>
    <style:style style:name="T1" style:family="text">
      <style:text-properties officeooo:rsid="00913712"/>
    </style:style>
    <style:style style:name="T2" style:family="text">
      <style:text-properties officeooo:rsid="0093d1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韓語與客家話</text:p>
      <text:p text:style-name="Text_20_body"/>
      <text:p text:style-name="Text_20_body">滿大人的垃圾是典型的字讀半邊的沒文化的胡言亂語！古漢語本應是讀le se的，客家話裏也是這麼發音的。</text:p>
      <text:p text:style-name="Text_20_body">客家話裏沒有滿大人的的發音<text:span text:style-name="T1">de，但讀ei和韓語的的一樣的發音。</text:span></text:p>
      <text:p text:style-name="Text_20_body">客語裏的去<text:span text:style-name="T1">(ki/ke/ka)和韓語 的ka是對應的，來的發音也有點相近。</text:span></text:p>
      <text:p text:style-name="P2">他，客家話讀其(ke)，韓語也是讀ke，他的，ke ei，也和韓語一樣。只是我們<text:span text:style-name="T2">其部分男女，韓語裏卻是專屬男性他。女性的她，韓語說成其娘。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5-27T23:10:06.455460177</dc:date>
    <meta:editing-duration>PT3H46M10S</meta:editing-duration>
    <meta:editing-cycles>130</meta:editing-cycles>
    <meta:document-statistic meta:table-count="0" meta:image-count="0" meta:object-count="0" meta:page-count="1" meta:paragraph-count="5" meta:word-count="170" meta:character-count="193" meta:non-whitespace-character-count="190"/>
  </office:meta>
</office:document-meta>
</file>